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560000001EC7A902C5CA08218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ato" svg:font-family="Lato" style:font-adornments="Gras" style:font-pitch="variable"/>
    <style:font-face style:name="Lato1" svg:font-family="Lato" style:font-adornments="Normal" style:font-pitch="variable"/>
    <style:font-face style:name="Liberation Sans" svg:font-family="'Liberation Sans'" style:font-adornments="Normal" style:font-family-generic="swiss"/>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Quotations" style:list-style-name="L1"/>
    <style:style style:name="P2" style:family="paragraph" style:parent-style-name="Quotations" style:list-style-name="L1">
      <style:text-properties fo:font-weight="bold" style:font-weight-asian="bold" style:font-weight-complex="bold"/>
    </style:style>
    <style:style style:name="P3" style:family="paragraph" style:parent-style-name="Standard" style:list-style-name="L3">
      <style:text-properties officeooo:rsid="003cbcb6" officeooo:paragraph-rsid="003cbcb6"/>
    </style:style>
    <style:style style:name="P4" style:family="paragraph" style:parent-style-name="Text_20_body" style:list-style-name="L2">
      <style:text-properties officeooo:rsid="003cbcb6" officeooo:paragraph-rsid="003cbcb6"/>
    </style:style>
    <style:style style:name="P5" style:family="paragraph" style:parent-style-name="Text_20_body" style:list-style-name="L6">
      <style:text-properties officeooo:rsid="003cbcb6" officeooo:paragraph-rsid="003cbcb6"/>
    </style:style>
    <style:style style:name="P6" style:family="paragraph" style:parent-style-name="Text_20_body" style:list-style-name="L4"/>
    <style:style style:name="P7" style:family="paragraph" style:parent-style-name="Text_20_body" style:list-style-name="L7">
      <style:text-properties officeooo:rsid="003dbe13" officeooo:paragraph-rsid="003dbe13"/>
    </style:style>
    <style:style style:name="P8" style:family="paragraph" style:parent-style-name="Text_20_body" style:list-style-name="L8">
      <style:text-properties officeooo:rsid="003dbe13" officeooo:paragraph-rsid="003dbe13"/>
    </style:style>
    <style:style style:name="P9" style:family="paragraph" style:parent-style-name="Text_20_body" style:list-style-name="L9">
      <style:text-properties officeooo:rsid="003dbe13" officeooo:paragraph-rsid="003dbe13"/>
    </style:style>
    <style:style style:name="P10" style:family="paragraph" style:parent-style-name="Text_20_body" style:list-style-name="L10">
      <style:text-properties officeooo:rsid="003dbe13" officeooo:paragraph-rsid="003dbe13"/>
    </style:style>
    <style:style style:name="P11" style:family="paragraph" style:parent-style-name="Text_20_body" style:list-style-name="L10">
      <style:text-properties officeooo:rsid="003f25c5" officeooo:paragraph-rsid="003f25c5"/>
    </style:style>
    <style:style style:name="P12" style:family="paragraph" style:parent-style-name="Text_20_body" style:list-style-name="L11">
      <style:text-properties officeooo:rsid="004022c6" officeooo:paragraph-rsid="004022c6"/>
    </style:style>
    <style:style style:name="P13" style:family="paragraph" style:parent-style-name="Text_20_body" style:list-style-name="L12">
      <style:text-properties fo:font-weight="bold" officeooo:rsid="0042e4b2" officeooo:paragraph-rsid="0042e4b2" style:font-weight-asian="bold" style:font-weight-complex="bold"/>
    </style:style>
    <style:style style:name="P14" style:family="paragraph" style:parent-style-name="Text_20_body" style:list-style-name="L5">
      <style:text-properties officeooo:rsid="0043812b" officeooo:paragraph-rsid="0043812b"/>
    </style:style>
    <style:style style:name="T1" style:family="text">
      <style:text-properties style:font-name="Lato1" fo:font-size="12pt"/>
    </style:style>
    <style:style style:name="T2" style:family="text">
      <style:text-properties style:font-name="Lato1" fo:font-size="12pt" officeooo:rsid="00240fd5"/>
    </style:style>
    <style:style style:name="T3" style:family="text">
      <style:text-properties style:font-name="Lato1" fo:font-size="12pt" officeooo:rsid="0024554f"/>
    </style:style>
    <style:style style:name="T4" style:family="text">
      <style:text-properties style:font-name="Lato1" fo:font-size="12pt" officeooo:rsid="0024ff00"/>
    </style:style>
    <style:style style:name="T5" style:family="text">
      <style:text-properties style:font-name="Lato1" fo:font-size="12pt" fo:font-weight="bold" officeooo:rsid="002941b9" style:font-weight-asian="bold" style:font-weight-complex="bold"/>
    </style:style>
    <style:style style:name="T6" style:family="text">
      <style:text-properties style:font-name="Lato1" fo:font-size="12pt" fo:font-weight="bold" officeooo:rsid="0024554f" style:font-weight-asian="bold" style:font-weight-complex="bold"/>
    </style:style>
    <style:style style:name="T7" style:family="text">
      <style:text-properties style:font-name="Lato1" fo:font-size="12pt" fo:font-weight="bold" officeooo:rsid="0037c6a1" style:font-weight-asian="bold" style:font-weight-complex="bold"/>
    </style:style>
    <style:style style:name="T8" style:family="text">
      <style:text-properties style:font-name="Lato1" fo:font-size="12pt" fo:font-weight="bold" officeooo:rsid="003872d5" style:font-weight-asian="bold" style:font-weight-complex="bold"/>
    </style:style>
    <style:style style:name="T9" style:family="text">
      <style:text-properties style:font-name="Lato1" fo:font-size="12pt" officeooo:rsid="002b66c2"/>
    </style:style>
    <style:style style:name="T10" style:family="text">
      <style:text-properties style:font-name="Lato1" fo:font-size="12pt" fo:font-style="italic" fo:font-weight="normal" officeooo:rsid="0024ff00" style:font-style-asian="italic" style:font-weight-asian="normal" style:font-style-complex="italic" style:font-weight-complex="normal"/>
    </style:style>
    <style:style style:name="T11" style:family="text">
      <style:text-properties style:font-name="Lato1" fo:font-size="12pt" fo:font-style="italic" fo:font-weight="normal" officeooo:rsid="0024554f" style:font-style-asian="italic" style:font-weight-asian="normal" style:font-style-complex="italic" style:font-weight-complex="normal"/>
    </style:style>
    <style:style style:name="T12" style:family="text">
      <style:text-properties officeooo:rsid="00240fd5"/>
    </style:style>
    <style:style style:name="T13" style:family="text">
      <style:text-properties officeooo:rsid="0024554f"/>
    </style:style>
    <style:style style:name="T14" style:family="text">
      <style:text-properties officeooo:rsid="0024ff00"/>
    </style:style>
    <style:style style:name="T15" style:family="text">
      <style:text-properties style:font-name="Liberation Sans" fo:font-style="italic" fo:font-weight="normal" officeooo:rsid="0024ff00" style:font-style-asian="italic" style:font-weight-asian="normal" style:font-style-complex="italic" style:font-weight-complex="normal"/>
    </style:style>
    <style:style style:name="T16" style:family="text">
      <style:text-properties fo:font-weight="bold" style:font-weight-asian="bold" style:font-weight-complex="bold"/>
    </style:style>
    <style:style style:name="T17" style:family="text">
      <style:text-properties fo:font-weight="bold" officeooo:rsid="0029e7de" style:font-weight-asian="bold" style:font-weight-complex="bold"/>
    </style:style>
    <style:style style:name="T18" style:family="text">
      <style:text-properties fo:font-weight="bold" officeooo:rsid="002f01de" style:font-weight-asian="bold" style:font-weight-complex="bold"/>
    </style:style>
    <style:style style:name="T19" style:family="text">
      <style:text-properties fo:font-weight="bold" officeooo:rsid="00240fd5" style:font-weight-asian="bold" style:font-weight-complex="bold"/>
    </style:style>
    <style:style style:name="T20" style:family="text">
      <style:text-properties fo:font-weight="bold" officeooo:rsid="0024554f" style:font-weight-asian="bold" style:font-weight-complex="bold"/>
    </style:style>
    <style:style style:name="T21" style:family="text">
      <style:text-properties fo:font-weight="bold" officeooo:rsid="0024ff00" style:font-weight-asian="bold" style:font-weight-complex="bold"/>
    </style:style>
    <style:style style:name="T22" style:family="text">
      <style:text-properties fo:font-weight="bold" officeooo:rsid="002bae8c" style:font-weight-asian="bold" style:font-weight-complex="bold"/>
    </style:style>
    <style:style style:name="T23" style:family="text">
      <style:text-properties fo:font-weight="bold" officeooo:rsid="003872d5" style:font-weight-asian="bold" style:font-weight-complex="bold"/>
    </style:style>
    <style:style style:name="T24" style:family="text">
      <style:text-properties officeooo:rsid="002bae8c"/>
    </style:style>
    <style:style style:name="T25" style:family="text">
      <style:text-properties officeooo:rsid="000f5b37"/>
    </style:style>
    <style:style style:name="T26" style:family="text">
      <style:text-properties fo:color="#c9211e" loext:opacity="100%" fo:font-weight="bold" officeooo:rsid="0029e7de" fo:background-color="#ffff00" loext:char-shading-value="0" style:font-weight-asian="bold" style:font-weight-complex="bold"/>
    </style:style>
    <style:style style:name="T27" style:family="text">
      <style:text-properties fo:color="#c9211e" loext:opacity="100%" fo:font-weight="bold" officeooo:rsid="003a2e67" fo:background-color="#ffff00" loext:char-shading-value="0" style:font-weight-asian="bold" style:font-weight-complex="bold"/>
    </style:style>
    <style:style style:name="T28" style:family="text">
      <style:text-properties officeooo:rsid="0037c6a1"/>
    </style:style>
    <style:style style:name="T29" style:family="text">
      <style:text-properties fo:color="#000000" loext:opacity="100%" fo:font-weight="bold" officeooo:rsid="002f01de" fo:background-color="#ffffa6" loext:char-shading-value="0" style:font-weight-asian="bold" style:font-weight-complex="bold"/>
    </style:style>
    <style:style style:name="T30" style:family="text">
      <style:text-properties officeooo:rsid="003872d5"/>
    </style:style>
    <style:style style:name="T31" style:family="text">
      <style:text-properties fo:font-style="italic" fo:font-weight="normal" style:font-style-asian="italic" style:font-weight-asian="normal" style:font-style-complex="italic" style:font-weight-complex="normal"/>
    </style:style>
    <style:style style:name="T32" style:family="text">
      <style:text-properties fo:font-style="italic" fo:font-weight="normal" officeooo:rsid="0024ff00" style:font-style-asian="italic" style:font-weight-asian="normal" style:font-style-complex="italic" style:font-weight-complex="normal"/>
    </style:style>
    <style:style style:name="T33" style:family="text">
      <style:text-properties style:text-position="super 58%"/>
    </style:style>
    <style:style style:name="T34" style:family="text">
      <style:text-properties style:text-position="super 58%" officeooo:rsid="0042e4b2"/>
    </style:style>
    <style:style style:name="T35" style:family="text">
      <style:text-properties officeooo:rsid="003f25c5"/>
    </style:style>
    <style:style style:name="T36" style:family="text">
      <style:text-properties officeooo:rsid="004022c6"/>
    </style:style>
    <style:style style:name="T37" style:family="text">
      <style:text-properties fo:font-weight="normal" style:font-weight-asian="normal" style:font-weight-complex="normal"/>
    </style:style>
    <style:style style:name="T38" style:family="text">
      <style:text-properties officeooo:rsid="0042e4b2"/>
    </style:style>
    <style:style style:name="T39" style:family="text">
      <style:text-properties style:text-position="0% 100%"/>
    </style:style>
    <style:style style:name="T40" style:family="text">
      <style:text-properties officeooo:rsid="0043812b"/>
    </style:style>
    <style:style style:name="T41"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raw:frame draw:style-name="fr1" draw:name="Image2" text:anchor-type="paragraph" svg:x="-1.446cm" svg:y="-1.309cm" svg:width="2.275cm" svg:height="0.794cm" draw:z-index="0"><draw:image xlink:href="Pictures/10000000000000560000001EC7A902C5CA082181.png" xlink:type="simple" xlink:show="embed" xlink:actuate="onLoad" draw:mime-type="image/png"/></draw:frame>Questions lors de l’entretien <text:span text:style-name="T30">de recrutement</text:span></text:p>
      <text:p text:style-name="Text_20_body"><text:span text:style-name="T18">Si vous avez trouvé un stage, d</text:span><text:span text:style-name="T16">éposez </text:span><text:span text:style-name="T5">sur Moodle</text:span><text:span text:style-name="T16"> </text:span><text:span text:style-name="Strong_20_Emphasis"><text:span text:style-name="T28">ce</text:span></text:span><text:span text:style-name="T16"> document</text:span><text:span text:style-name="T17"> </text:span><text:span text:style-name="T26">intitulé « Nom_Prénom_</text:span><text:span text:style-name="T27">S5_</text:span><text:span text:style-name="T26">Entretien </text:span><text:span text:style-name="T17">» </text:span><text:span text:style-name="T18">répondant aux questions suivantes </text:span><text:span text:style-name="T29">sur ce document</text:span><text:span text:style-name="T17">.</text:span></text:p>
      <text:list xml:id="list2660816013" text:style-name="L1">
        <text:list-item>
          <text:p text:style-name="P1"><text:span text:style-name="T18">R</text:span><text:span text:style-name="T16">ecensement des questions </text:span><text:span text:style-name="T19">(la plupart en tous les cas)</text:span><text:span text:style-name="T16"> qu’on </text:span><text:span text:style-name="T6">vous</text:span><text:span text:style-name="T16"> a posées lors de </text:span><text:span text:style-name="T6">votre / vos</text:span><text:span text:style-name="T16"> entretien</text:span><text:span text:style-name="T20">(</text:span><text:span text:style-name="T16">s</text:span><text:span text:style-name="T20">)</text:span><text:span text:style-name="T16"> d’embauche</text:span>.</text:p>
        </text:list-item>
      </text:list>
      <text:list xml:id="list1793948891" text:style-name="L2">
        <text:list-item>
          <text:list>
            <text:list-item>
              <text:p text:style-name="P4">Présentez-vous ?</text:p>
            </text:list-item>
            <text:list-item>
              <text:p text:style-name="P4">Quels frameworks ou bibliothèques front-end avez-vous utilisés ?</text:p>
            </text:list-item>
            <text:list-item>
              <text:p text:style-name="P4">Avez-vous déjà travaillé en équipe ? Comment avez-vous collaboré avec vos coéquipiers ?</text:p>
            </text:list-item>
            <text:list-item>
              <text:p text:style-name="P4"><text:span text:style-name="Strong_20_Emphasis"><text:span text:style-name="T37">Que savez-vous de notre entreprise ou de nos projets ?</text:span></text:span></text:p>
            </text:list-item>
          </text:list>
        </text:list-item>
      </text:list>
      <text:list xml:id="list151913384985708" text:continue-list="list2660816013" text:style-name="L1">
        <text:list-item>
          <text:p text:style-name="P2">Dans combien d’organismes avez-vous passé un (ou plusieurs) entretien(s) ?</text:p>
        </text:list-item>
      </text:list>
      <text:list xml:id="list3759542917" text:style-name="L3">
        <text:list-item>
          <text:list>
            <text:list-item>
              <text:p text:style-name="P3">3 organismes</text:p>
            </text:list-item>
          </text:list>
        </text:list-item>
      </text:list>
      <text:list xml:id="list151912547728026" text:continue-list="list151913384985708" text:style-name="L1">
        <text:list-item>
          <text:p text:style-name="P1"><text:span text:style-name="T23">Point sur votre ou vos entretien(s)</text:span> :</text:p>
        </text:list-item>
      </text:list>
      <text:p text:style-name="Quotations"><text:span text:style-name="T7">a) </text:span><text:span text:style-name="T10">Y a-t-il une ou plusieurs questions </text:span><text:span text:style-name="T31">qui </text:span><text:span text:style-name="T11">vous </text:span><text:span text:style-name="T31">a/</text:span><text:span text:style-name="T32">ont</text:span><text:span text:style-name="T31"> déstabilisé</text:span><text:span text:style-name="T15">·</text:span><text:span text:style-name="T31">e ? </text:span><text:span text:style-name="T32">Si oui, laquelle ou lesquelles </text:span><text:span text:style-name="T31">et pourquoi ?</text:span></text:p>
      <text:list xml:id="list1307791058" text:style-name="L4">
        <text:list-item>
          <text:list>
            <text:list-item>
              <text:list>
                <text:list-item>
                  <text:p text:style-name="P6">Oui, une question m'a un peu déstabilisé : "Où trouvez-vous votre inspiration ?" Je ne m’attendais pas à ce type de question. <text:span text:style-name="T40">J’</text:span>ai dû réfléchir rapidement à ce qui m’inspire dans mes projets ou mes passions.</text:p>
                </text:list-item>
              </text:list>
            </text:list-item>
          </text:list>
        </text:list-item>
      </text:list>
      <text:p text:style-name="Quotations"><text:span text:style-name="T23">b) </text:span><text:span text:style-name="T25">Avez-vous été surpris·e ? P</text:span>ourquoi ?</text:p>
      <text:list xml:id="list455092961" text:style-name="L5">
        <text:list-item>
          <text:list>
            <text:list-item>
              <text:list>
                <text:list-item>
                  <text:p text:style-name="P14">Non je n’ai pas été sur<text:span text:style-name="T1">pris par les questions.</text:span></text:p>
                </text:list-item>
              </text:list>
            </text:list-item>
          </text:list>
        </text:list-item>
      </text:list>
      <text:p text:style-name="Quotations"><text:span text:style-name="T23">c) </text:span>Y a-t-il eu des questions auxquelles vous vous attendiez et que vous n’avez pas eues ? Si oui, laquelle ou lesquelles ?</text:p>
      <text:list xml:id="list3980348061" text:style-name="L6">
        <text:list-item>
          <text:list>
            <text:list-item>
              <text:list>
                <text:list-item>
                  <text:p text:style-name="P5">Quels sont vos qualités et défauts ?</text:p>
                </text:list-item>
              </text:list>
            </text:list-item>
          </text:list>
        </text:list-item>
      </text:list>
      <text:p text:style-name="Quotations"><text:span text:style-name="T23">d)</text:span><text:span text:style-name="T30"> </text:span><text:span text:style-name="T13">Si vous avez effectué plusieurs entretiens d’embauche, y a-t-il des questions qui </text:span><text:span text:style-name="T3">sont revenues ? Si oui laquelle o</text:span><text:span text:style-name="T4">u</text:span><text:span text:style-name="T3"> lesquelles ?</text:span></text:p>
      <text:list xml:id="list1545998237" text:style-name="L7">
        <text:list-item>
          <text:list>
            <text:list-item>
              <text:list>
                <text:list-item>
                  <text:p text:style-name="P7">Présentez-vous</text:p>
                </text:list-item>
                <text:list-item>
                  <text:p text:style-name="P7"><text:span text:style-name="Emphasis"><text:span text:style-name="T41">Pouvez-vous nous parler de votre parcours et de vos projets réalisés ?</text:span></text:span></text:p>
                </text:list-item>
              </text:list>
            </text:list-item>
          </text:list>
        </text:list-item>
      </text:list>
      <text:p text:style-name="Quotations"><text:span text:style-name="T23">e)</text:span><text:span text:style-name="T30"> </text:span><text:span text:style-name="T12">Vous a-t-on demandé de faire un t</text:span>est ou pas ? Si oui, <text:span text:style-name="T2">qu’avez-vous eu à faire </text:span><text:span text:style-name="T4">et dans quelles conditions (durée, papier ou ordinateur…) ? </text:span><text:span text:style-name="T9">Si oui, aviez-vous été prévenu·e ?</text:span></text:p>
      <text:list xml:id="list1806822173" text:style-name="L8">
        <text:list-item>
          <text:list>
            <text:list-item>
              <text:list>
                <text:list-item>
                  <text:p text:style-name="P8">Oui lors d’un entretien, j’avais été prévenu par mail. Le test était un petit problème à résoudre sur feuille dans n’importe quel langage.</text:p>
                </text:list-item>
              </text:list>
            </text:list-item>
          </text:list>
        </text:list-item>
      </text:list>
      <text:p text:style-name="Quotations"><text:span text:style-name="T8">f) </text:span><text:span text:style-name="T2">Le s</text:span>ujet de <text:span text:style-name="T12">votre </text:span>stage <text:span text:style-name="T12">vous a-t-il été </text:span>présenté <text:span text:style-name="T12">précisément </text:span>ou pas ? <text:span text:style-name="T12">Peut-il évoluer ou pas ou n’en savez-vous rien ?</text:span></text:p>
      <text:list xml:id="list2860502700" text:style-name="L9">
        <text:list-item>
          <text:list>
            <text:list-item>
              <text:list>
                <text:list-item>
                  <text:p text:style-name="P9">Oui il m’a été présenté précisément</text:p>
                </text:list-item>
              </text:list>
            </text:list-item>
          </text:list>
        </text:list-item>
      </text:list>
      <text:p text:style-name="Quotations"><text:span text:style-name="T23">g) </text:span>Comment s’est déroulé l’entretien : p<text:span text:style-name="T12">ar </text:span>téléphone ? <text:span text:style-name="T12">Par le biais d’une v</text:span>isio ? Au sein de l’organisme ? Avec une ou plusieurs personnes ? Qui était-ce <text:span text:style-name="T13">(fonction dans l’entreprise et par rapport à votre stage)</text:span> ? <text:span text:style-name="T24">Combien de temps environ a duré l’entretien ?<text:line-break/></text:span><text:span text:style-name="T22">Si vous avez fait plusieurs entretiens, précisez pour chacun.</text:span></text:p>
      <text:list xml:id="list1217301225" text:style-name="L10">
        <text:list-item>
          <text:list>
            <text:list-item>
              <text:list>
                <text:list-item>
                  <text:p text:style-name="P10"><text:soft-page-break/>1<text:span text:style-name="T33">er</text:span> entretient : <text:span text:style-name="T35">Visio de 40 minutes avec la responsable </text:span><text:span text:style-name="T38">RH</text:span><text:span text:style-name="T35"> et un alternant </text:span><text:span text:style-name="T38">RH.</text:span></text:p>
                </text:list-item>
                <text:list-item>
                  <text:p text:style-name="P11">2ᵉ entretien : Entretien d’une heure au sein de l’organisme avec le responsable et le responsable adjoint.</text:p>
                </text:list-item>
                <text:list-item>
                  <text:p text:style-name="P11">3<text:span text:style-name="T34">e</text:span> entretien : <text:span text:style-name="T36">Entretien de 40 minutes au sein de l’organisme avec la responsable et un développeur.</text:span></text:p>
                </text:list-item>
              </text:list>
            </text:list-item>
          </text:list>
        </text:list-item>
      </text:list>
      <text:p text:style-name="Quotations"><text:span text:style-name="T23">h) </text:span><text:span text:style-name="T12">Avez-vous jugé l’e</text:span>ntretien agressif ou courtois ou bienveillant ?<text:span text:style-name="T14"> Quel point en particulier vous fait-il juger ainsi l’entretien ? <text:line-break/></text:span><text:span text:style-name="T20">Si vous avez effectué plusieurs entretiens d’embauche, p</text:span><text:span text:style-name="T21">récisez pour chacun.</text:span></text:p>
      <text:list xml:id="list2752115649" text:style-name="L11">
        <text:list-item>
          <text:list>
            <text:list-item>
              <text:list>
                <text:list-item>
                  <text:p text:style-name="P12">Pour les trois entretiens, j'ai trouvé qu'ils étaient bienveillants, car pour chaque projet, ils m'ont parlé de leur intention de bien m'accompagner durant les premières semaines afin de faciliter mon intégration au projet.</text:p>
                </text:list-item>
              </text:list>
            </text:list-item>
          </text:list>
        </text:list-item>
      </text:list>
      <text:p text:style-name="Quotations"><text:span text:style-name="T23">i)</text:span><text:span text:style-name="T30"> </text:span>Vous est-il arrivé de faire plusieurs entretiens pour le même stage ? Si oui, combien d’entretiens avez-vous effectués ? En quoi a consisté chaque entretien ?<text:line-break/><text:span text:style-name="T16">Si cela s’est reproduit plusieurs fois, précisez pour chacune.</text:span></text:p>
      <text:list xml:id="list1756882974" text:style-name="L12">
        <text:list-item>
          <text:list>
            <text:list-item>
              <text:list>
                <text:list-item>
                  <text:p text:style-name="P13"><text:span text:style-name="T37">Non</text:span> <text:span text:style-name="T37">cela ne met pas arrivé.</text:span></text:p>
                </text:list-item>
              </text:list>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ato" svg:font-family="Lato" style:font-adornments="Gras" style:font-pitch="variable"/>
    <style:font-face style:name="Lato1" svg:font-family="Lato" style:font-adornments="Normal" style:font-pitch="variable"/>
    <style:font-face style:name="Liberation Sans" svg:font-family="'Liberation Sans'" style:font-adornments="Normal" style:font-family-generic="swiss"/>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499cm" style:contextual-spacing="false" fo:text-align="justify" style:justify-single-word="false" fo:text-indent="1.799cm" style:auto-text-indent="false" style:page-number="auto"/>
      <style:text-properties style:font-name="Lato1" fo:font-family="Lato" style:font-style-name="Normal" style:font-pitch="variable" fo:font-size="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ato" fo:font-family="Lato" style:font-style-name="Gras" style:font-pitch="variable" fo:font-size="14pt"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349cm" style:contextual-spacing="false" fo:line-height="100%" fo:text-align="justify" style:justify-single-word="false" style:page-number="auto"/>
      <style:text-properties style:font-name="Lato1" fo:font-family="Lato" style:font-style-name="Normal" style:font-pitch="variable" fo:font-size="12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0.5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margin-left="0cm" fo:margin-right="0cm" fo:margin-top="0cm" fo:margin-bottom="0.199cm" style:contextual-spacing="false" fo:text-align="center" style:justify-single-word="false" fo:text-indent="0cm" style:auto-text-indent="false"/>
      <style:text-properties fo:color="#00002c" loext:opacity="100%" style:font-name="Lato" fo:font-family="Lato" style:font-style-name="Gras" style:font-pitch="variable" fo:font-size="24pt" fo:font-style="normal" fo:font-weight="bold" style:font-size-asian="28pt" style:font-weight-asian="bold" style:font-size-complex="28pt" style:font-weight-complex="bold"/>
    </style:style>
    <style:style style:name="Footnote" style:family="paragraph" style:parent-style-name="Standard" style:class="extra" style:master-page-name="">
      <style:paragraph-properties fo:margin-left="0.598cm" fo:margin-right="0cm" fo:margin-top="0cm" fo:margin-bottom="0.101cm" style:contextual-spacing="false" fo:text-indent="-0.598cm" style:auto-text-indent="false" style:page-number="auto" text:number-lines="false" text:line-number="0"/>
      <style:text-properties fo:font-size="10.5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margin-left="0cm" fo:margin-right="0cm" fo:text-align="center"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10pt"/>
    </style:style>
    <style:style style:name="Heading_20_1" style:display-name="Heading 1" style:family="paragraph" style:parent-style-name="Heading" style:next-style-name="Text_20_body" style:default-outline-level="1" style:class="text" style:master-page-name="">
      <style:paragraph-properties fo:margin-top="1cm" fo:margin-bottom="0.199cm" style:contextual-spacing="false" style:page-number="auto" fo:padding="0.049cm" fo:border-left="none" fo:border-right="none" fo:border-top="none" fo:border-bottom="1.3pt solid #171668">
        <style:tab-stops/>
      </style:paragraph-properties>
      <style:text-properties fo:color="#000058" loext:opacity="100%" style:font-name="Lato" fo:font-family="Lato" style:font-style-name="Gras" style:font-pitch="variable" fo:font-size="18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75cm" fo:margin-bottom="0.109cm" style:contextual-spacing="false" fo:text-indent="0.4cm" style:auto-text-indent="false" style:page-number="auto"/>
      <style:text-properties fo:color="#000084" loext:opacity="100%" style:font-name="Lato" fo:font-family="Lato" style:font-style-name="Gras" style:font-pitch="variable"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55cm" fo:margin-bottom="0.101cm" style:contextual-spacing="false" fo:text-indent="0.801cm" style:auto-text-indent="false"/>
      <style:text-properties fo:color="#0000b0" loext:opacity="100%" style:font-name="Lato" fo:font-family="Lato" style:font-style-name="Gras" style:font-pitch="variable" fo:font-size="14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45cm" fo:margin-bottom="0.109cm" style:contextual-spacing="false" fo:text-indent="1.3cm" style:auto-text-indent="false" style:page-number="auto"/>
      <style:text-properties fo:color="#0000dc" loext:opacity="100%" style:font-name="Lato" fo:font-family="Lato" style:font-style-name="Gras" style:font-pitch="variable" fo:font-size="13pt" fo:font-style="normal"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text:number-lines="false" text:line-number="0"/>
      <style:text-properties fo:font-size="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22cm" fo:margin-bottom="0.21cm" style:contextual-spacing="false" fo:text-align="center" style:justify-single-word="false" fo:text-indent="0cm" style:auto-text-indent="false" style:page-number="auto" text:number-lines="false" text:line-number="0"/>
      <style:text-properties fo:color="#14155e" loext:opacity="100%" style:font-name="Lato" fo:font-family="Lato" style:font-style-name="Gras" style:font-pitch="variable"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cm" style:contextual-spacing="false" fo:text-indent="0cm" style:auto-text-indent="false">
        <style:tab-stops>
          <style:tab-stop style:position="17cm" style:type="right" style:leader-style="dotted" style:leader-text="."/>
        </style:tab-stops>
      </style:paragraph-properties>
      <style:text-properties style:font-name="Lato" fo:font-family="Lato" style:font-style-name="Gras" style:font-pitch="variable" fo:font-size="11pt"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501cm" style:type="right" style:leader-style="dotted" style:leader-text="."/>
        </style:tab-stops>
      </style:paragraph-properties>
      <style:text-properties style:font-name="Lato1" fo:font-family="Lato" style:font-style-name="Normal" style:font-pitch="variable"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Lato1" fo:font-family="Lato" style:font-style-name="Normal" style:font-pitch="variable" fo:font-size="10.5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Lato1" fo:font-family="Lato" style:font-style-name="Normal" style:font-pitch="variable" fo:font-size="10pt"/>
    </style:style>
    <style:style style:name="Subtitle" style:family="paragraph" style:parent-style-name="Heading" style:next-style-name="Text_20_body" style:class="chapter">
      <style:paragraph-properties fo:margin-left="0cm" fo:margin-right="0cm" fo:margin-top="0.106cm" fo:margin-bottom="0.212cm" style:contextual-spacing="false" fo:text-align="center" style:justify-single-word="false" fo:text-indent="0cm" style:auto-text-indent="false"/>
      <style:text-properties fo:color="#000058" loext:opacity="100%" style:font-name="Lato" fo:font-family="Lato" style:font-style-name="Gras" style:font-pitch="variable" fo:font-size="22pt" fo:font-weight="bold" style:font-size-asian="18pt" style:font-size-complex="18pt"/>
    </style:style>
    <style:style style:name="Quotations" style:family="paragraph" style:parent-style-name="Standard" style:class="html">
      <style:paragraph-properties fo:margin-left="1.799cm" fo:margin-right="0cm" fo:margin-top="0cm" fo:margin-bottom="0.101cm" style:contextual-spacing="false" fo:text-indent="-0.499cm" style:auto-text-indent="false">
        <style:tab-stops/>
      </style:paragraph-properties>
      <style:text-properties fo:color="#0000dc" loext:opacity="100%" fo:font-style="italic" fo:font-weight="normal"/>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Figure"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fo:color="#ff0000" loext:opacity="100%"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space"/>
        </style:list-level-properties>
      </text:outline-level-style>
      <text:outline-level-style text:level="2" loext:num-list-format="%1%.%2%" style:num-format="1" text:display-levels="2">
        <style:list-level-properties text:list-level-position-and-space-mode="label-alignment">
          <style:list-level-label-alignment text:label-followed-by="space"/>
        </style:list-level-properties>
      </text:outline-level-style>
      <text:outline-level-style text:level="3" loext:num-list-format="%1%.%2%.%3%" style:num-format="1" text:display-levels="3">
        <style:list-level-properties text:list-level-position-and-space-mode="label-alignment">
          <style:list-level-label-alignment text:label-followed-by="space"/>
        </style:list-level-properties>
      </text:outline-level-style>
      <text:outline-level-style text:level="4" loext:num-list-format="%1%.%2%.%3%.%4%" style:num-format="1" text:display-levels="4">
        <style:list-level-properties text:list-level-position-and-space-mode="label-alignment">
          <style:list-level-label-alignment text:label-followed-by="space"/>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2</text:page-number>/<text:page-count>2</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12T12:12:37.009447002</meta:creation-date>
    <dc:title>Cours_Lato</dc:title>
    <meta:editing-duration>PT4H36M29S</meta:editing-duration>
    <meta:editing-cycles>23</meta:editing-cycles>
    <meta:generator>LibreOffice/7.3.7.2$Linux_X86_64 LibreOffice_project/30$Build-2</meta:generator>
    <dc:date>2024-12-06T15:19:11.604478893</dc:date>
    <meta:document-statistic meta:table-count="0" meta:image-count="1" meta:object-count="0" meta:page-count="2" meta:paragraph-count="32" meta:word-count="551" meta:character-count="3221" meta:non-whitespace-character-count="2721"/>
    <meta:template xlink:type="simple" xlink:actuate="onRequest" xlink:title="Cours_Lato" xlink:href="../../../../../.config/libreoffice/4/user/template/Cours_Lato1.ott" meta:date="2022-01-12T12:12:36.181327582"/>
  </office:meta>
</office:document-meta>
</file>